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fo:background-color="#ffff0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tyle-complex="normal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" style:family="text">
      <style:text-properties style:text-position="-33% 58%" fo:language="en" fo:country="US"/>
    </style:style>
    <style:style style:name="T2" style:family="text">
      <style:text-properties fo:background-color="#ffff00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style:font-size-complex="14pt"/>
    </style:style>
    <style:style style:name="T6" style:family="text">
      <style:text-properties style:text-underline-style="none" style:font-size-complex="1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33% 58%" fo:language="en" fo:country="US"/>
    </style:style>
    <style:style style:name="T10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3"><draw:image xlink:href="../images/4445.png" xlink:type="simple" xlink:show="embed" xlink:actuate="onLoad"/></draw:frame></text:p>
          </table:table-cell>
          <table:table-cell table:style-name="Table1.B1" office:value-type="string">
            <text:p text:style-name="P13">Построение передаточных функций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10">векторизован | </text:span>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919cm" svg:height="2.041cm" draw:z-index="0"><draw:image xlink:href="../images/444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позволяет получить коэффициенты, полюсы и корни передаточной функции вида <draw:frame draw:style-name="fr4" draw:name="Объект1" text:anchor-type="as-char" svg:width="1.967cm" svg:height="1.0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для произвольного линейного стационарного динамического объекта (блока или системы). Где <text:span text:style-name="T4">N(s) </text:span>и <text:span text:style-name="T4">L(s) – </text:span>характеристические полиномы системы. Для нелинейных систем, предварительно автоматически выполняется линеаризация <text:span text:style-name="T5">объектов в </text:span><text:span text:style-name="T6">малой окрестности</text:span><text:span text:style-name="T5"> стационарного состояния.</text:span></text:p>
            <text:p text:style-name="P10">Входы:</text:p>
            <text:p text:style-name="P6"><text:span text:style-name="T7">«Вход»</text:span> - для подключения сигнала, являющегося входным для исследуемого объекта.</text:p>
            <text:p text:style-name="P8"><text:span text:style-name="T7">«Выход»</text:span> - для подключения сигнала, являющегося выходом исследуемого объекта.</text:p>
            <text:p text:style-name="P11">Выходы:</text:p>
            <text:p text:style-name="P8">Отображение выходных рассчитанных значений происходит в виде таблицы, открывающейся при двойном щелчке левой кнопкой мыши по изображению блока. Содержание таблицы:</text:p>
            <text:p text:style-name="P12">«Числитель» - <text:span text:style-name="T8">содержит массив коэффициентов </text:span><text:span text:style-name="T3">b</text:span><text:span text:style-name="T1">i</text:span><text:span text:style-name="T8"> полинома числителя вида </text:span><text:span text:style-name="T3">N(s)=b</text:span><text:span text:style-name="T1">0</text:span><text:span text:style-name="T3">s</text:span><text:span text:style-name="T9">m</text:span><text:span text:style-name="T3">+b</text:span><text:span text:style-name="T1">1</text:span><text:span text:style-name="T3">s</text:span><text:span text:style-name="T9">m-1</text:span><text:span text:style-name="T3">+...+b</text:span><text:span text:style-name="T1">m</text:span><text:span text:style-name="T3"> </text:span><text:span text:style-name="T8">начиная с </text:span><text:span text:style-name="T3">b</text:span><text:span text:style-name="T1">m</text:span><text:span text:style-name="T3">.</text:span></text:p>
            <text:p text:style-name="P12">«Знаменатель» - <text:span text:style-name="T8">содержит массив коэффициентов </text:span><text:span text:style-name="T3">a</text:span><text:span text:style-name="T1">i</text:span><text:span text:style-name="T3"> </text:span><text:span text:style-name="T8">полинома знаменателя вида </text:span><text:span text:style-name="T3">L(s)=a</text:span><text:span text:style-name="T1">0</text:span><text:span text:style-name="T3">s</text:span><text:span text:style-name="T9">n</text:span><text:span text:style-name="T3">+a</text:span><text:span text:style-name="T1">1</text:span><text:span text:style-name="T3">s</text:span><text:span text:style-name="T9">n-1</text:span><text:span text:style-name="T3">+...+a</text:span><text:span text:style-name="T1">n</text:span><text:span text:style-name="T3"> </text:span><text:span text:style-name="T8">начиная</text:span> с <text:span text:style-name="T3">a</text:span><text:span text:style-name="T1">n</text:span><text:span text:style-name="T3">.</text:span></text:p>
            <text:p text:style-name="P12">«Нули» - <text:span text:style-name="T8">массив нулей передаточной функции (корней характеристического полинома в числителе передаточной функции).</text:span></text:p>
            <text:p text:style-name="P12">«Полюса» - <text:span text:style-name="T8">массив полюсов передаточной функции (корней характеристического полинома в знаменателе передаточной функции).</text:span></text:p>
            <text:p text:style-name="P11">Свойства блока:</text:p>
            <text:p text:style-name="P8"><text:span text:style-name="T7">Относительное приращение для Якобиана</text:span> - величина, используемая при осуществлении лианеризации нелинейных объектов.</text:p>
            <text:p text:style-name="P8"><text:span text:style-name="T7">Абсолютное приращение для Якобиана</text:span> - величина, используемая при осуществлении лианеризации нелинейных объектов.</text:p>
            <text:p text:style-name="P8"><text:span text:style-name="T7">Режим расчета характеристик</text:span> -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8"><text:span text:style-name="T7">Шаг перерасчета характеристик, сек</text:span> -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8">Пример использования блока:</text:p>
            <text:p text:style-name="P8"/>
            <text:p text:style-name="P8"><draw:frame draw:style-name="fr3" draw:name="Графический объект3" text:anchor-type="paragraph" svg:width="13.259cm" svg:height="5.369cm" draw:z-index="1"><draw:image xlink:href="../images/4445_1.png" xlink:type="simple" xlink:show="embed" xlink:actuate="onLoad" draw:filter-name="&lt;Все форматы&gt;"/></draw:frame><text:soft-page-break/></text:p>
            <text:p text:style-name="P8">В схеме, блок определяет коэффициенты передаточной функции инерционного звена первого порядка. Двойной щелчок мышкой открывает таблицу рассчитанных параметров динамической системы.</text:p>
            <text:p text:style-name="P8"><draw:frame draw:style-name="fr3" draw:name="Графический объект4" text:anchor-type="paragraph" svg:width="8.571cm" svg:height="5.609cm" draw:z-index="4"><draw:image xlink:href="../images/4445_2.png" xlink:type="simple" xlink:show="embed" xlink:actuate="onLoad" draw:filter-name="&lt;Все форматы&gt;"/></draw:frame></text:p>
            <text:p text:style-name="P8">В данном случае массивы «Числитель» и «Знаменатель» состоят из коэффициентов, установленных в свойствах исследуемого блока.</text:p>
            <text:p text:style-name="P9">Блок векторизован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передаточных функций</dc:title>
    <dc:date>2015-12-08T12:03:51.63</dc:date>
    <meta:generator>OpenOffice/4.1.1$Win32 OpenOffice.org_project/411m6$Build-9775</meta:generator>
    <meta:editing-duration>PT2H22M31S</meta:editing-duration>
    <meta:editing-cycles>57</meta:editing-cycles>
    <dc:creator>ILYA KUBENSKIY</dc:creator>
    <meta:document-statistic meta:table-count="1" meta:image-count="4" meta:object-count="1" meta:page-count="2" meta:paragraph-count="25" meta:word-count="259" meta:character-count="2157"/>
  </office:meta>
</office:document-meta>
</file>

<file path=Object 1/content.xml><?xml version="1.0" encoding="utf-8"?>
<math xmlns="http://www.w3.org/1998/Math/MathML">
  <semantics>
    <mrow>
      <mrow>
        <mi>W</mi>
        <mo stretchy="false">=</mo>
        <mfrac>
          <mrow>
            <mi>N</mi>
            <mrow>
              <mo stretchy="false">(</mo>
              <mrow>
                <mi>s</mi>
              </mrow>
              <mo stretchy="false">)</mo>
            </mrow>
          </mrow>
          <mrow>
            <mi>L</mi>
            <mrow>
              <mo stretchy="false">(</mo>
              <mrow>
                <mi>s</mi>
              </mrow>
              <mo stretchy="false">)</mo>
            </mrow>
          </mrow>
        </mfrac>
      </mrow>
    </mrow>
    <annotation encoding="StarMath 5.0">W={N(s)} over {L(s)} </annotation>
  </semantics>
</math>
</file>